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Madrid, a 2020-01-29</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Macintosh; Intel Mac OS X 10_13_6) AppleWebKit/537.36 (KHTML, like Gecko) Chrome/78.0.3904.97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